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1. Opis problemu</text:p>
      <text:p text:style-name="Standard"/>
      <text:p text:style-name="Standard"><text:tab/>Z uwagi na dużą ilość próśb naszych klientów, postanowiliśmy zamówić system wspierający działanie firmy przewozowej.</text:p>
      <text:p text:style-name="Standard"><text:tab/>Nasi klienci narzekają na problemy z kupowaniem biletów, które nie jest w tym momencie możliwe do<text:s/>zrealizowania przez internet, oraz trudność w uzyskaniu informacji o aktualnym rozkładzie jazdy naszej floty.</text:p>
      <text:p text:style-name="Standard"><text:tab/>Z uwagi na coraz większą liczbę pracowników, chcielibyśmy również usprawnić komunikację między naszymi mechanikami oraz kierowcami, poprzez wprowadzenie funkcji, która umożliwiłaby kierowcy zgłoszenie usterki w pojeździe oraz sprawdzanie statusu prac naprawczych, co zmniejszyłoby czas potrzebny na przywrócenie pojazdu do stanu operacyjnego.</text:p>
      <text:p text:style-name="Standard"><text:tab/>Aby sprawnie zarządzać logistyką, powinniśmy mieć możliwość zdefiniowania floty pojazdów oraz określenia układu miejsc w każdym pojeździe z floty, z uwzględnieniem miejsc przy oknie.<text:s/>System powinien również umożliwiać dodawanie przystanków oraz wyznaczanie tras dla pojazdów, które składają się z wielu przystanków.</text:p>
      <text:p text:style-name="Standard"><text:tab/>Klienci, po rejestracji za pomocą adresu email, powinni mieć możliwość zakupu biletu przez nasz<text:s/>system. Powinni mieć również możliwość wyboru miejsca oraz wybrania przysługujących im zniżek (studenci, emeryci, stali klienci, itd…).</text:p>
      <text:p text:style-name="Standard"><text:tab/>Chcielibyśmy, żeby mieli również możliwość znalezienia najbliższego przystanku na podstawie podanego adresu. Użytkownicy powinni mieć też możliwość sprawdzenia rozkładu jazdy każdego pojazdu dla wybranego przedziału czasowego.</text:p>
      <text:p text:style-name="Standard"><text:tab/>W systemie powinien znaleźć się też moduł administracyjny, pozwalający na zarządzanie pracownikami oraz klientami.</text:p>
      <text:p text:style-name="Standard"><text:tab/>Chcemy poprawić komunikację z naszymi klientami oraz zwiększyć ich zaangażowanie, dlatego potrzebujemy możliwości informowania ich o promocjach oraz udostępnienie możliwości zaproszenia znajomych do skorzystania znajomych za zniżki na bilety.</text:p>
      <text:p text:style-name="Standard"><text:tab/>Potrzebujemy również modułu BOK (biuro obsługi klienta), w którym będziemy mogli wysyłać maile do naszych klientów oraz rozpatrywać ich reklamacje.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n</dc:creator>
    <meta:creation-date>2019-03-01T21:10:00Z</meta:creation-date>
    <dc:date>2019-03-03T18:33:00Z</dc:date>
    <meta:template xlink:href="Normal.dotm" xlink:type="simple"/>
    <meta:editing-cycles>2</meta:editing-cycles>
    <meta:editing-duration>PT840S</meta:editing-duration>
    <meta:document-statistic meta:page-count="1" meta:paragraph-count="3" meta:word-count="283" meta:character-count="1980" meta:row-count="14" meta:non-whitespace-character-count="1700"/>
  </office:meta>
</office:document-meta>
</file>